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list-style-name="WWNum3"/>
    <style:style style:name="P5" style:family="paragraph" style:parent-style-name="Standard" style:list-style-name="WWNum4"/>
    <style:style style:name="P6" style:family="paragraph" style:parent-style-name="Standard" style:list-style-name="WWNum4">
      <style:text-properties officeooo:paragraph-rsid="00080e0a"/>
    </style:style>
    <style:style style:name="P7" style:family="paragraph" style:parent-style-name="Standard" style:list-style-name="WWNum5"/>
    <style:style style:name="P8" style:family="paragraph" style:parent-style-name="Standard" style:list-style-name="WWNum6">
      <style:text-properties officeooo:paragraph-rsid="00080e0a"/>
    </style:style>
    <style:style style:name="P9" style:family="paragraph" style:parent-style-name="Standard" style:list-style-name="WWNum7"/>
    <style:style style:name="P10" style:family="paragraph" style:parent-style-name="Standard" style:list-style-name="WWNum8"/>
    <style:style style:name="P11" style:family="paragraph" style:parent-style-name="Standard" style:list-style-name="WWNum9"/>
    <style:style style:name="P12" style:family="paragraph" style:parent-style-name="Standard" style:list-style-name="WWNum10"/>
    <style:style style:name="P13" style:family="paragraph" style:parent-style-name="Standard" style:list-style-name="WWNum11"/>
    <style:style style:name="P14" style:family="paragraph" style:parent-style-name="Standard" style:list-style-name="WWNum12"/>
    <style:style style:name="P15" style:family="paragraph" style:parent-style-name="Standard" style:list-style-name="WWNum13"/>
    <style:style style:name="P16" style:family="paragraph" style:parent-style-name="Standard" style:list-style-name="WWNum14"/>
    <style:style style:name="P17" style:family="paragraph" style:parent-style-name="Standard" style:list-style-name="WWNum15"/>
    <style:style style:name="P18" style:family="paragraph" style:parent-style-name="Standard" style:list-style-name="WWNum16"/>
    <style:style style:name="P19" style:family="paragraph" style:parent-style-name="Standard" style:list-style-name="WWNum17"/>
    <style:style style:name="P20" style:family="paragraph" style:parent-style-name="Standard" style:list-style-name="WWNum18"/>
    <style:style style:name="P21" style:family="paragraph" style:parent-style-name="Standard" style:list-style-name="WWNum19"/>
    <style:style style:name="P22" style:family="paragraph" style:parent-style-name="Standard" style:list-style-name="WWNum20"/>
    <style:style style:name="P23" style:family="paragraph" style:parent-style-name="Standard" style:list-style-name="WWNum21"/>
    <style:style style:name="P24" style:family="paragraph" style:parent-style-name="Standard" style:list-style-name="WWNum22"/>
    <style:style style:name="P25" style:family="paragraph" style:parent-style-name="Standard" style:list-style-name="WWNum23"/>
    <style:style style:name="P26" style:family="paragraph" style:parent-style-name="Standard" style:list-style-name="WWNum24"/>
    <style:style style:name="P27" style:family="paragraph" style:parent-style-name="Standard" style:list-style-name="WWNum13">
      <style:text-properties style:font-name="Aptos" officeooo:paragraph-rsid="00080e0a"/>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Segoe UI Emoji" style:font-name-complex="Segoe UI Emoji1"/>
    </style:style>
    <style:style style:name="T5" style:family="text">
      <style:text-properties fo:text-transform="uppercase" fo:color="#156082" loext:opacity="100%"/>
    </style:style>
    <style:style style:name="T6" style:family="text">
      <style:text-properties style:font-name-complex="Segoe UI Emoji1"/>
    </style:style>
    <style:style style:name="T7" style:family="text">
      <style:text-properties officeooo:rsid="00080e0a" style:font-name-complex="Segoe UI Emoji1"/>
    </style:style>
    <style:style style:name="T8" style:family="text">
      <style:text-properties officeooo:rsid="00080e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ject Documentation: Learning Application on Perceptual Effects</text:span><text:span text:style-name="T1"/></text:p>
      <text:p text:style-name="Standard"><text:span text:style-name="T2">1. Introduction</text:span><text:span text:style-name="T2"/></text:p>
      <text:p text:style-name="Standard">This project involved converting the educational application <text:span text:style-name="T3">Exploring Perception</text:span> by Colin Ryan into a web-based format, using HTML, JavaScript, and CSS. The goal was to replicate the content and interactions of the original CD into a modern, user-friendly website.</text:p>
      <text:p text:style-name="Standard"><text:span text:style-name="T2">2. Project Overview</text:span><text:span text:style-name="T2"/></text:p>
      <text:p text:style-name="Standard">The project consists of four modules, each with several units and interactions, covering different aspects of perceptual science. Our team of four members, under the guidance of two professors, worked to complete this transition.</text:p>
      <text:p text:style-name="Standard"><text:span text:style-name="T2">Team Members:</text:span><text:span text:style-name="T2"/></text:p>
      <text:list text:style-name="WWNum1">
        <text:list-item>
          <text:p text:style-name="P2">Julian de Convenent</text:p>
        </text:list-item>
        <text:list-item>
          <text:p text:style-name="P2">Ghazal Farghadan</text:p>
        </text:list-item>
        <text:list-item>
          <text:p text:style-name="P2">Luke Oeltjenbruns</text:p>
        </text:list-item>
        <text:list-item>
          <text:p text:style-name="P2">Marvin Storbeck</text:p>
        </text:list-item>
      </text:list>
      <text:p text:style-name="Standard"><text:span text:style-name="T2">Supervising Professors:</text:span><text:span text:style-name="T2"/></text:p>
      <text:list text:style-name="WWNum2">
        <text:list-item>
          <text:p text:style-name="P3">Prof. Thorsten Thormählen</text:p>
        </text:list-item>
        <text:list-item>
          <text:p text:style-name="P3">Prof. Alexander Schütz</text:p>
        </text:list-item>
      </text:list>
      <text:p text:style-name="Standard"><text:span text:style-name="T2">Website Title:</text:span><text:span text:style-name="T2"/></text:p>
      <text:list text:style-name="WWNum3">
        <text:list-item>
          <text:p text:style-name="P4"><text:span text:style-name="T2">Learning Application on Perceptual Effects</text:span> (Available on GitHub)</text:p>
        </text:list-item>
      </text:list>
      <text:p text:style-name="Standard"><text:span text:style-name="T2">3. Modules, Units, and Interactions</text:span><text:span text:style-name="T2"/></text:p>
      <text:p text:style-name="Standard"><text:span text:style-name="T2">Module 1: Object and Form Perception</text:span><text:span text:style-name="T2"/></text:p>
      <text:list xml:id="list3300723525" text:style-name="WWNum4">
        <text:list-item>
          <text:p text:style-name="P5"><text:span text:style-name="T2">Unit 1: Gestalt Laws of Organization</text:span></text:p>
          <text:list>
            <text:list-item>
              <text:p text:style-name="P5"><text:span text:style-name="T2">Interactions:</text:span></text:p>
              <text:list>
                <text:list-item>
                  <text:p text:style-name="P5">The Law of Proximity <text:span text:style-name="T4">✅</text:span></text:p>
                </text:list-item>
                <text:list-item>
                  <text:p text:style-name="P5">The Law of Similarity <text:span text:style-name="T4">✅</text:span></text:p>
                </text:list-item>
                <text:list-item>
                  <text:p text:style-name="P5">The Law of Simplicity or Good Figure <text:span text:style-name="T4">✅</text:span></text:p>
                </text:list-item>
                <text:list-item>
                  <text:p text:style-name="P5"><text:soft-page-break/>The Law of Common Fate <text:span text:style-name="T4">✅</text:span></text:p>
                </text:list-item>
                <text:list-item>
                  <text:p text:style-name="P5">The Law of Good Continuation <text:span text:style-name="T4">✅</text:span></text:p>
                </text:list-item>
                <text:list-item>
                  <text:p text:style-name="P5">The Law of Closure <text:span text:style-name="T4">✅</text:span></text:p>
                </text:list-item>
                <text:list-item text:style-override="WWNum5">
                  <text:p text:style-name="P7"><text:span text:style-name="T2">Status:</text:span> All interactions completed (6/6).</text:p>
                </text:list-item>
              </text:list>
            </text:list-item>
          </text:list>
        </text:list-item>
        <text:list-item>
          <text:p text:style-name="P5"><text:span text:style-name="T2">Unit 2: Figure and Ground</text:span></text:p>
          <text:list>
            <text:list-item>
              <text:p text:style-name="P5"><text:span text:style-name="T2">Interactions:</text:span></text:p>
              <text:list>
                <text:list-item>
                  <text:p text:style-name="P5">Figure-Ground Ambiguity <text:span text:style-name="T4">✅</text:span></text:p>
                </text:list-item>
                <text:list-item>
                  <text:p text:style-name="P5">Real-World Figure-Ground Ambiguity <text:span text:style-name="T4">✅</text:span></text:p>
                </text:list-item>
                <text:list-item>
                  <text:p text:style-name="P5">Figure-Ground Ambiguity and Area <text:span text:style-name="T4">✅</text:span></text:p>
                </text:list-item>
                <text:list-item>
                  <text:p text:style-name="P5">Figure, Ground and Symmetry <text:span text:style-name="T4">✅</text:span></text:p>
                </text:list-item>
                <text:list-item>
                  <text:p text:style-name="P6">Figure, Ground and Meaning <text:span text:style-name="T4">✅</text:span></text:p>
                </text:list-item>
                <text:list-item text:style-override="WWNum6">
                  <text:p text:style-name="P8"><text:span text:style-name="T2">Status:</text:span> All interactions completed (6/6).</text:p>
                </text:list-item>
              </text:list>
            </text:list-item>
          </text:list>
        </text:list-item>
        <text:list-item>
          <text:p text:style-name="P5"><text:span text:style-name="T2">Unit 3: Figural Aftereffects and Textural Contours</text:span></text:p>
          <text:list>
            <text:list-item>
              <text:p text:style-name="P5"><text:span text:style-name="T2">Interactions:</text:span></text:p>
              <text:list>
                <text:list-item>
                  <text:p text:style-name="P5">Factors in Textural Segregation <text:span text:style-name="T4">❌</text:span></text:p>
                </text:list-item>
                <text:list-item>
                  <text:p text:style-name="P5">Textions and Contour Strength <text:span text:style-name="T4">❌</text:span></text:p>
                </text:list-item>
                <text:list-item text:style-override="WWNum7">
                  <text:p text:style-name="P9"><text:span text:style-name="T2">Status:</text:span> 0/2 interactions completed.</text:p>
                </text:list-item>
              </text:list>
            </text:list-item>
          </text:list>
        </text:list-item>
      </text:list>
      <text:p text:style-name="Standard"><text:span text:style-name="T2">Module 2: Depth and Size Perception</text:span><text:span text:style-name="T2"/></text:p>
      <text:list xml:id="list2937870156" text:style-name="WWNum8">
        <text:list-item>
          <text:p text:style-name="P10"><text:span text:style-name="T2">Unit 1: Cues to Depth</text:span></text:p>
          <text:list>
            <text:list-item>
              <text:p text:style-name="P10"><text:span text:style-name="T2">Interactions:</text:span></text:p>
              <text:list>
                <text:list-item>
                  <text:p text:style-name="P10">Interposition as a Depth Cue <text:span text:style-name="T4">✅</text:span></text:p>
                </text:list-item>
                <text:list-item>
                  <text:p text:style-name="P10">Viewing Distance and Visual Angle <text:span text:style-name="T4">✅</text:span></text:p>
                </text:list-item>
                <text:list-item>
                  <text:p text:style-name="P10">Calculating Visual Angle <text:span text:style-name="T4">❌</text:span> (Not done due to missing picture).</text:p>
                </text:list-item>
                <text:list-item text:style-override="WWNum9">
                  <text:p text:style-name="P11"><text:span text:style-name="T2">Status:</text:span> 2/3 interactions completed.</text:p>
                </text:list-item>
              </text:list>
            </text:list-item>
          </text:list>
        </text:list-item>
        <text:list-item>
          <text:p text:style-name="P10"><text:span text:style-name="T2">Unit 2: Visual Angle, Retinal Size and Distance</text:span></text:p>
          <text:list>
            <text:list-item>
              <text:p text:style-name="P10"><text:span text:style-name="T2">Interactions:</text:span></text:p>
              <text:list>
                <text:list-item>
                  <text:p text:style-name="P10">Viewing Distance and Visual Angle <text:span text:style-name="T4">❌</text:span></text:p>
                </text:list-item>
                <text:list-item>
                  <text:p text:style-name="P10"><text:soft-page-break/>Calculating Visual Angle <text:span text:style-name="T4">❌</text:span></text:p>
                </text:list-item>
                <text:list-item>
                  <text:p text:style-name="P10">Size and Visual Angle <text:span text:style-name="T4">❌</text:span></text:p>
                </text:list-item>
                <text:list-item>
                  <text:p text:style-name="P10">Size Differences and Visual Angle <text:span text:style-name="T4">❌</text:span></text:p>
                </text:list-item>
                <text:list-item>
                  <text:p text:style-name="P10">Size-Distance Scaling <text:span text:style-name="T4">❌</text:span></text:p>
                </text:list-item>
                <text:list-item>
                  <text:p text:style-name="P10">Afterimages and Emmert's Law <text:span text:style-name="T4">❌</text:span></text:p>
                </text:list-item>
                <text:list-item text:style-override="WWNum10">
                  <text:p text:style-name="P12"><text:span text:style-name="T2">Status:</text:span> 0/6 interactions completed.</text:p>
                </text:list-item>
              </text:list>
            </text:list-item>
          </text:list>
        </text:list-item>
        <text:list-item>
          <text:p text:style-name="P10"><text:span text:style-name="T2">Unit 3: Size, Distance and Other Illusions</text:span></text:p>
          <text:list>
            <text:list-item>
              <text:p text:style-name="P10"><text:span text:style-name="T2">Interactions:</text:span></text:p>
              <text:list>
                <text:list-item>
                  <text:p text:style-name="P10">The Müller-Lyer Illusion <text:span text:style-name="T4">⚠️</text:span> (Half done).</text:p>
                </text:list-item>
                <text:list-item>
                  <text:p text:style-name="P10">The Ponzo Illusion <text:span text:style-name="T4">❌</text:span></text:p>
                </text:list-item>
                <text:list-item>
                  <text:p text:style-name="P10">The Horizontal-Vertical Illusion <text:span text:style-name="T4">❌</text:span></text:p>
                </text:list-item>
                <text:list-item text:style-override="WWNum11">
                  <text:p text:style-name="P13"><text:span text:style-name="T2">Status:</text:span> 0.5/3 interactions completed.</text:p>
                </text:list-item>
              </text:list>
            </text:list-item>
          </text:list>
        </text:list-item>
        <text:list-item>
          <text:p text:style-name="P10"><text:span text:style-name="T2">Unit 4: Stereoscopic Depth Perception</text:span></text:p>
          <text:list>
            <text:list-item>
              <text:p text:style-name="P10"><text:span text:style-name="T2">Interactions:</text:span></text:p>
              <text:list>
                <text:list-item>
                  <text:p text:style-name="P10">Binocular Disparity <text:span text:style-name="T4">❌</text:span></text:p>
                </text:list-item>
                <text:list-item>
                  <text:p text:style-name="P10">The Horopter and Corresponding Points <text:span text:style-name="T4">❌</text:span></text:p>
                </text:list-item>
                <text:list-item>
                  <text:p text:style-name="P10">Disparity and Retinal Location <text:span text:style-name="T4">❌</text:span></text:p>
                </text:list-item>
                <text:list-item>
                  <text:p text:style-name="P10">Disparity and Viewing Distance <text:span text:style-name="T4">❌</text:span></text:p>
                </text:list-item>
                <text:list-item text:style-override="WWNum12">
                  <text:p text:style-name="P14"><text:span text:style-name="T2">Status:</text:span> 0/4 interactions completed.</text:p>
                </text:list-item>
              </text:list>
            </text:list-item>
          </text:list>
        </text:list-item>
      </text:list>
      <text:p text:style-name="Standard"><text:span text:style-name="T2">Module 3: Perception of Movement</text:span><text:span text:style-name="T2"/></text:p>
      <text:list xml:id="list405862282" text:style-name="WWNum13">
        <text:list-item>
          <text:p text:style-name="P15"><text:span text:style-name="T2">Unit 1: The Phi Phenomenon</text:span></text:p>
          <text:list>
            <text:list-item>
              <text:p text:style-name="P15"><text:span text:style-name="T2">Interactions:</text:span></text:p>
              <text:list>
                <text:list-item>
                  <text:p text:style-name="P15">The Phi Phenomenon, Space and Time <text:span text:style-name="T4">✅</text:span></text:p>
                </text:list-item>
                <text:list-item>
                  <text:p text:style-name="P15">Ambiguous and Apparent Movement <text:span text:style-name="T4">✅</text:span></text:p>
                </text:list-item>
                <text:list-item>
                  <text:p text:style-name="P15">Motion, Brightness and Contour <text:span text:style-name="T4">✅</text:span></text:p>
                </text:list-item>
                <text:list-item>
                  <text:p text:style-name="P15">Phi, Shape and Colour <text:span text:style-name="T4">✅</text:span></text:p>
                </text:list-item>
                <text:list-item text:style-override="WWNum14">
                  <text:p text:style-name="P16"><text:span text:style-name="T2">Status:</text:span> All interactions completed (4/4).</text:p>
                </text:list-item>
              </text:list>
            </text:list-item>
          </text:list>
        </text:list-item>
        <text:list-item>
          <text:p text:style-name="P15"><text:span text:style-name="T2">Unit 2: Contextual Effects and Apparent Movement</text:span></text:p>
          <text:list>
            <text:list-item>
              <text:p text:style-name="P15"><text:soft-page-break/><text:span text:style-name="T2">Interactions:</text:span></text:p>
              <text:list>
                <text:list-item>
                  <text:p text:style-name="P15">Apparent Motion and Experience <text:span text:style-name="T4">✅</text:span></text:p>
                </text:list-item>
                <text:list-item>
                  <text:p text:style-name="P15">Field Effects and Apparent Motion <text:span text:style-name="T4">✅</text:span></text:p>
                </text:list-item>
                <text:list-item>
                  <text:p text:style-name="P15">Apparent Motion and Occlusion <text:span text:style-name="T4">✅</text:span></text:p>
                </text:list-item>
                <text:list-item>
                  <text:p text:style-name="P15">Motion and Introduced Occlusion <text:span text:style-name="T4">✅</text:span></text:p>
                </text:list-item>
                <text:list-item text:style-override="WWNum15">
                  <text:p text:style-name="P17"><text:span text:style-name="T2">Status:</text:span> All interactions completed (4/4).</text:p>
                </text:list-item>
              </text:list>
            </text:list-item>
          </text:list>
        </text:list-item>
        <text:list-item>
          <text:p text:style-name="P15"><text:span text:style-name="T2">Unit 3: Phenomenal Identity and Movement Aftereffects</text:span></text:p>
          <text:list>
            <text:list-item>
              <text:p text:style-name="P15"><text:span text:style-name="T2">Interactions:</text:span></text:p>
              <text:list>
                <text:list-item>
                  <text:p text:style-name="P15">Induced Movement <text:span text:style-name="T4">✅</text:span></text:p>
                </text:list-item>
                <text:list-item>
                  <text:p text:style-name="P15">Motion Capture <text:span text:style-name="T4">✅</text:span></text:p>
                </text:list-item>
                <text:list-item text:style-override="WWNum16">
                  <text:p text:style-name="P18"><text:span text:style-name="T2">Status:</text:span> All interactions completed (2/2).</text:p>
                </text:list-item>
              </text:list>
            </text:list-item>
          </text:list>
        </text:list-item>
        <text:list-item>
          <text:p text:style-name="P15"><text:span text:style-name="T2">Unit 4: Motion Detection, Apparent Velocity and Causation</text:span></text:p>
          <text:list>
            <text:list-item>
              <text:p text:style-name="P15"><text:span text:style-name="T2">Interactions:</text:span></text:p>
              <text:list>
                <text:list-item>
                  <text:p text:style-name="P27">Moving Phantom Gratings <text:span text:style-name="T6">✅</text:span></text:p>
                </text:list-item>
                <text:list-item>
                  <text:p text:style-name="P27"><text:span text:style-name="T7">Perceived Velocity </text:span><text:span text:style-name="T6">✅</text:span></text:p>
                </text:list-item>
                <text:list-item>
                  <text:p text:style-name="P27"><text:span text:style-name="T8">Velocity Transposition</text:span> <text:span text:style-name="T6">✅</text:span></text:p>
                </text:list-item>
                <text:list-item>
                  <text:p text:style-name="P27"><text:span text:style-name="T7">Causality and the Launching effect</text:span><text:span text:style-name="T6"> ✅</text:span></text:p>
                </text:list-item>
                <text:list-item text:style-override="WWNum17">
                  <text:p text:style-name="P19"><text:span text:style-name="T2">Status:</text:span> All interactions completed (<text:span text:style-name="T8">4</text:span>/<text:span text:style-name="T8">4</text:span>).</text:p>
                </text:list-item>
              </text:list>
            </text:list-item>
          </text:list>
        </text:list-item>
      </text:list>
      <text:p text:style-name="Standard"><text:span text:style-name="T2">Module 4: Psychophysics</text:span><text:span text:style-name="T2"/></text:p>
      <text:list xml:id="list231597822" text:style-name="WWNum18">
        <text:list-item>
          <text:p text:style-name="P20"><text:span text:style-name="T2">Unit 1: Classical Psychophysical Methods</text:span></text:p>
          <text:list>
            <text:list-item>
              <text:p text:style-name="P20"><text:span text:style-name="T2">Interactions:</text:span></text:p>
              <text:list>
                <text:list-item>
                  <text:p text:style-name="P20">The Method of Limits <text:span text:style-name="T4">❌</text:span></text:p>
                </text:list-item>
                <text:list-item>
                  <text:p text:style-name="P20">The Method of Limits and DL <text:span text:style-name="T4">❌</text:span></text:p>
                </text:list-item>
                <text:list-item>
                  <text:p text:style-name="P20">The Method of Adjustment and PSE <text:span text:style-name="T4">❌</text:span></text:p>
                </text:list-item>
                <text:list-item>
                  <text:p text:style-name="P20">The Method of Constant Stimuli <text:span text:style-name="T4">❌</text:span></text:p>
                </text:list-item>
                <text:list-item text:style-override="WWNum19">
                  <text:p text:style-name="P21"><text:span text:style-name="T2">Status:</text:span> 0/4 interactions completed.</text:p>
                </text:list-item>
              </text:list>
            </text:list-item>
          </text:list>
        </text:list-item>
        <text:list-item>
          <text:p text:style-name="P20"><text:span text:style-name="T2">Unit 2: Signal Detection Theory</text:span></text:p>
          <text:list>
            <text:list-item>
              <text:p text:style-name="P20"><text:span text:style-name="T2">Interactions:</text:span></text:p>
              <text:list>
                <text:list-item>
                  <text:p text:style-name="P20"><text:soft-page-break/>Probability Distribution <text:span text:style-name="T4">❌</text:span></text:p>
                </text:list-item>
                <text:list-item>
                  <text:p text:style-name="P20">Evaluating Sensory Effects <text:span text:style-name="T4">❌</text:span></text:p>
                </text:list-item>
                <text:list-item>
                  <text:p text:style-name="P20">Criterion and Kinds of Errors <text:span text:style-name="T4">❌</text:span></text:p>
                </text:list-item>
                <text:list-item>
                  <text:p text:style-name="P20">Varying d' with Criterion Constant <text:span text:style-name="T4">❌</text:span></text:p>
                </text:list-item>
                <text:list-item>
                  <text:p text:style-name="P20">Variables Affecting ROC Curves <text:span text:style-name="T4">❌</text:span></text:p>
                </text:list-item>
                <text:list-item>
                  <text:p text:style-name="P20">ROC Curves, Criterion and d' <text:span text:style-name="T4">❌</text:span></text:p>
                </text:list-item>
                <text:list-item text:style-override="WWNum20">
                  <text:p text:style-name="P22"><text:span text:style-name="T2">Status:</text:span> 0/6 interactions completed.</text:p>
                </text:list-item>
              </text:list>
            </text:list-item>
          </text:list>
        </text:list-item>
        <text:list-item>
          <text:p text:style-name="P20"><text:span text:style-name="T2">Unit 3: Psychophysical Scaling</text:span></text:p>
          <text:list>
            <text:list-item>
              <text:p text:style-name="P20"><text:span text:style-name="T2">Interactions:</text:span></text:p>
              <text:list>
                <text:list-item>
                  <text:p text:style-name="P20">Weber's Law and the Weber Fraction <text:span text:style-name="T4">❌</text:span></text:p>
                </text:list-item>
                <text:list-item>
                  <text:p text:style-name="P20">Weber's Law: Difference Thresholds <text:span text:style-name="T4">❌</text:span></text:p>
                </text:list-item>
                <text:list-item>
                  <text:p text:style-name="P20">Stevens' Power Law <text:span text:style-name="T4">❌</text:span></text:p>
                </text:list-item>
                <text:list-item text:style-override="WWNum21">
                  <text:p text:style-name="P23"><text:span text:style-name="T2">Status:</text:span> 0/3 interactions completed.</text:p>
                </text:list-item>
              </text:list>
            </text:list-item>
          </text:list>
        </text:list-item>
      </text:list>
      <text:p text:style-name="Standard"><text:span text:style-name="T2">4. Design and Responsiveness</text:span><text:span text:style-name="T2"/></text:p>
      <text:p text:style-name="Standard">We focused on making the application modern and user-friendly. The design is intended to be responsive for various screen sizes, but the mobile version still needs improvement to enhance scalability and ensure that interactions perform as intended across all devices.</text:p>
      <text:p text:style-name="Standard"><text:span text:style-name="T2">5. Summary of Completed Interactions</text:span><text:span text:style-name="T2"/></text:p>
      <text:list text:style-name="WWNum22">
        <text:list-item>
          <text:p text:style-name="P24"><text:span text:style-name="T2">Total Interactions:</text:span> 58</text:p>
        </text:list-item>
        <text:list-item>
          <text:p text:style-name="P24"><text:span text:style-name="T2">Completed Interactions:</text:span> 30.5/58</text:p>
        </text:list-item>
      </text:list>
      <text:p text:style-name="Standard"><text:span text:style-name="T2">Breakdown:</text:span><text:span text:style-name="T2"/></text:p>
      <text:list text:style-name="WWNum23">
        <text:list-item>
          <text:p text:style-name="P25">Module 1: 10/13 interactions completed.</text:p>
        </text:list-item>
        <text:list-item>
          <text:p text:style-name="P25">Module 2: 2.5/17 interactions completed.</text:p>
        </text:list-item>
        <text:list-item>
          <text:p text:style-name="P25">Module 3: 14/14 interactions completed.</text:p>
        </text:list-item>
        <text:list-item>
          <text:p text:style-name="P25">Module 4: 0/14 interactions completed.</text:p>
        </text:list-item>
      </text:list>
      <text:p text:style-name="Standard"><text:span text:style-name="T2">6. Next Steps</text:span><text:span text:style-name="T2"/></text:p>
      <text:list text:style-name="WWNum24">
        <text:list-item>
          <text:p text:style-name="P26">Complete the missing interactions, especially those in Modules 2 and 4.</text:p>
        </text:list-item>
        <text:list-item>
          <text:p text:style-name="P26"><text:soft-page-break/>Improve the mobile scaling for a more seamless user experience on all devices.</text:p>
        </text:list-item>
        <text:list-item>
          <text:p text:style-name="P26">Address missing visual resources that are required to complete certain interactions (e.g., images for Module 1 Unit 2 and Module 2 Unit 1).</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1" fo:font-size="12pt" fo:language="en" fo:country="GB"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1" fo:font-size="12pt" fo:language="en" fo:country="GB"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Times New Roman" style:font-family-complex="'Times New Roman'"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Times New Roman"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6</text:page-number></text:span><text:span text:style-name="MT1"/></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hazal Lafcadio</meta:initial-creator>
    <meta:editing-cycles>2</meta:editing-cycles>
    <meta:creation-date>2024-09-29T22:28:00</meta:creation-date>
    <dc:date>2024-09-30T10:36:05.767023911</dc:date>
    <meta:editing-duration>PT3M2S</meta:editing-duration>
    <meta:generator>LibreOffice/7.4.7.2$Linux_X86_64 LibreOffice_project/40$Build-2</meta:generator>
    <meta:document-statistic meta:table-count="0" meta:image-count="0" meta:object-count="0" meta:page-count="6" meta:paragraph-count="133" meta:word-count="827" meta:character-count="4931" meta:non-whitespace-character-count="4351"/>
    <meta:user-defined meta:name="AppVersion">16.0000</meta:user-defined>
    <meta:template xlink:type="simple" xlink:actuate="onRequest" xlink:title="Normal.dotm" xlink:href=""/>
  </office:meta>
</office:document-meta>
</file>